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2b43" officeooo:paragraph-rsid="00012b43"/>
    </style:style>
    <style:style style:name="P2" style:family="paragraph" style:parent-style-name="Standard">
      <style:text-properties officeooo:rsid="00012b43" officeooo:paragraph-rsid="00012b43"/>
    </style:style>
    <style:style style:name="P3" style:family="paragraph" style:parent-style-name="Standard">
      <style:text-properties officeooo:rsid="00012b43" officeooo:paragraph-rsid="00072828"/>
    </style:style>
    <style:style style:name="P4" style:family="paragraph" style:parent-style-name="Standard">
      <style:text-properties officeooo:rsid="00012b43" officeooo:paragraph-rsid="0008e9c8"/>
    </style:style>
    <style:style style:name="P5" style:family="paragraph" style:parent-style-name="Standard">
      <style:text-properties officeooo:rsid="0007af95" officeooo:paragraph-rsid="0007af95"/>
    </style:style>
    <style:style style:name="P6" style:family="paragraph" style:parent-style-name="Standard">
      <style:text-properties officeooo:rsid="000bcf44" officeooo:paragraph-rsid="000bcf44"/>
    </style:style>
    <style:style style:name="P7" style:family="paragraph" style:parent-style-name="Standard">
      <style:text-properties officeooo:rsid="000c3de2" officeooo:paragraph-rsid="000c3de2"/>
    </style:style>
    <style:style style:name="P8" style:family="paragraph" style:parent-style-name="Standard">
      <style:text-properties officeooo:rsid="000dccd3" officeooo:paragraph-rsid="000dccd3"/>
    </style:style>
    <style:style style:name="P9" style:family="paragraph" style:parent-style-name="Standard">
      <style:text-properties officeooo:rsid="000e5356" officeooo:paragraph-rsid="000e5356"/>
    </style:style>
    <style:style style:name="P10" style:family="paragraph" style:parent-style-name="Preformatted_20_Text">
      <style:text-properties officeooo:rsid="00057e8e" officeooo:paragraph-rsid="0004ccfd"/>
    </style:style>
    <style:style style:name="T1" style:family="text">
      <style:text-properties officeooo:rsid="0004ccfd"/>
    </style:style>
    <style:style style:name="T2" style:family="text">
      <style:text-properties officeooo:rsid="00072828"/>
    </style:style>
    <style:style style:name="T3" style:family="text">
      <style:text-properties officeooo:rsid="0008e9c8"/>
    </style:style>
    <style:style style:name="T4" style:family="text">
      <style:text-properties officeooo:rsid="000cbf64"/>
    </style:style>
    <style:style style:name="T5" style:family="text">
      <style:text-properties officeooo:rsid="000e53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 hakerska - „<text:span text:style-name="T1">B4B3L</text:span>” </text:p>
      <text:p text:style-name="P1"/>
      <text:p text:style-name="P1">1. Cele gry- określić!</text:p>
      <text:p text:style-name="P1"/>
      <text:p text:style-name="P1">a) Chodzi po folderach, odpala proste programy… </text:p>
      <text:p text:style-name="P4">Jakie programy?</text:p>
      <text:p text:style-name="P4">-<text:span text:style-name="T3">loguje się, podaje nazwe uzytkownika i hASLO</text:span> </text:p>
      <text:p text:style-name="P1">-skaner portów</text:p>
      <text:p text:style-name="P1">-ls</text:p>
      <text:p text:style-name="P1">-telnet</text:p>
      <text:p text:style-name="P1"/>
      <text:p text:style-name="P1">b) łączy się z hostami, kradnie pieniądze</text:p>
      <text:p text:style-name="P1">Łączy się z hostem</text:p>
      <text:p text:style-name="P1"/>
      <text:p text:style-name="P1">c) musi szybko pisać (moduł movie-hacker)</text:p>
      <text:p text:style-name="P3">-<text:span text:style-name="T2">wrogowie </text:span></text:p>
      <text:p text:style-name="P3"><text:span text:style-name="T2"><text:tab/>-musisz szybko klikac!</text:span></text:p>
      <text:p text:style-name="P3"><text:tab/>-<text:span text:style-name="T2">twoim wrogiem jest czas</text:span></text:p>
      <text:p text:style-name="P1"/>
      <text:p text:style-name="P5">2. Technologia <text:span text:style-name="T5">i narzędzia</text:span></text:p>
      <text:p text:style-name="P5">-Pygame</text:p>
      <text:p text:style-name="P5">-Python <text:span text:style-name="T5">2.7, potem będę portował na 3.4- potraktuję to jako dodatkowe wyzwanie</text:span></text:p>
      <text:p text:style-name="P5">-<text:span text:style-name="T4">sceny: prosty silnik, oparty o klasy</text:span></text:p>
      <text:p text:style-name="P5">-<text:span text:style-name="T5">system operacyjny: Linux (Windows/Mac OS X/Android → w przyszłości)</text:span></text:p>
      <text:p text:style-name="P9">-Pycharm</text:p>
      <text:p text:style-name="P9">-Git i Github</text:p>
      <text:p text:style-name="P5"/>
      <text:p text:style-name="P6">3. Szkice i ekrany.</text:p>
      <text:p text:style-name="P8">Splash screen, na starcie</text:p>
      <text:p text:style-name="P6">Menu</text:p>
      <text:p text:style-name="P6">Ekran logowania</text:p>
      <text:p text:style-name="P6">Ekran „hakowania”</text:p>
      <text:p text:style-name="P7">Ekran nawigacji</text:p>
      <text:p text:style-name="P7">HUD?</text:p>
      <text:p text:style-name="P1"/>
      <text:p text:style-name="P10"/>
      <text:p text:style-name="P10">Technologia</text:p>
      <text:p text:style-name="P10">a)Pygame, python</text:p>
      <text:p text:style-name="P10"/>
      <text:p text:style-name="P10">Założenia</text:p>
      <text:p text:style-name="P10"/>
      <text:p text:style-name="P10">I ETAP</text:p>
      <text:p text:style-name="P10">pygame_movie_hacker</text:p>
      <text:p text:style-name="P10">Program który "udaje programowanie" tak jak ta stronka </text:p>
      <text:p text:style-name="P10">http://www.hackertyper.com/</text:p>
      <text:p text:style-name="P10">Jest oddzielnym, samodzielnym modułem, może być wykorzystany "sam w sobie" lub być elementem innej gry.</text:p>
      <text:p text:style-name="P10">Oddzielna dokumentacja (ENG)</text:p>
      <text:p text:style-name="P10">SKALOWANIE- stała rozdzielczość tak jak w pokemonach. W pokemonach emulator dodawał taką śmieszną ramkę. </text:p>
      <text:p text:style-name="P10">Ekran podzielić na kratki.</text:p>
      <text:p text:style-name="P10">Każda literka w oddzielnym tilesie (kratku). Będzie można oddzielnie modyfikować kolor każdej litery oraz gliczować ekran.</text:p>
      <text:p text:style-name="P10">Będzie to o wiele trudniejsze :-) </text:p>
      <text:p text:style-name="P10"/>
      <text:p text:style-name="P10"/>
      <text:p text:style-name="P10"><text:soft-page-break/>II ETAP</text:p>
      <text:p text:style-name="P10">Pseudo logowanie</text:p>
      <text:p text:style-name="P10">Nawigacja po fejkowym systemie plików </text:p>
      <text:p text:style-name="P10">Easter eggs, pasty itp, możliwości jest multum</text:p>
      <text:p text:style-name="P10">ASCII ART</text:p>
      <text:p text:style-name="P10"/>
      <text:p text:style-name="P10">Integracja z wykopem? Psucie strony wykopu w przeglądarce? Może jakimś dodatkiem?*</text:p>
      <text:p text:style-name="P10"/>
      <text:p text:style-name="P10">To na potem*</text:p>
      <text:p text:style-name="P10"/>
      <text:p text:style-name="P10">Pytania</text:p>
      <text:p text:style-name="P10"/>
      <text:p text:style-name="P10">2. Wyzwanie? Zarabianie punktów? Atencji? Kradzieże plusów?</text:p>
      <text:p text:style-name="P10">3. Przeciwnicy, przeciwnik?</text:p>
      <text:p text:style-name="P10">4. Warunki zakończenia gry? Zwycięstwo/przegrana? </text:p>
      <text:p text:style-name="P10"/>
      <text:p text:style-name="P10">Nazywanie procesu (w pythonie) </text:p>
      <text:p text:style-name="P10">http://stackoverflow.com/questions/564695/is-there-a-way-to-change-effective-process-name-in-python</text:p>
      <text:p text:style-name="P10"/>
      <text:p text:style-name="P10">Inspiracje</text:p>
      <text:p text:style-name="P10">http://codegolf.stackexchange.com/questions/30322/make-it-look-like-im-working</text:p>
      <text:p text:style-name="P10">http://www.hackertyper.com/</text:p>
      <text:p text:style-name="P10">https://github.com/arscan/encom-boardroom </text:p>
      <text:p text:style-name="P10"/>
      <text:p text:style-name="P10"/>
      <text:p text:style-name="P10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09:28:55.867982697</meta:creation-date>
    <dc:date>2016-02-29T00:04:55.524670194</dc:date>
    <meta:editing-duration>P1DT7H20M12S</meta:editing-duration>
    <meta:editing-cycles>10</meta:editing-cycles>
    <meta:generator>LibreOffice/5.0.3.2$Linux_X86_64 LibreOffice_project/00m0$Build-2</meta:generator>
    <meta:document-statistic meta:table-count="0" meta:image-count="0" meta:object-count="0" meta:page-count="2" meta:paragraph-count="58" meta:word-count="236" meta:character-count="1873" meta:non-whitespace-character-count="1682"/>
  </office:meta>
</office:document-meta>
</file>